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673in"/>
    </style:style>
    <style:style style:name="co2" style:family="table-column">
      <style:table-column-properties fo:break-before="auto" style:column-width="0.439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ext</text:p>
          </table:table-cell>
          <table:table-cell office:value-type="string" calcext:value-type="string">
            <text:p>label</text:p>
          </table:table-cell>
        </table:table-row>
        <table:table-row table:style-name="ro1">
          <table:table-cell office:value-type="string" calcext:value-type="string">
            <text:p>San Jose in California 1903, Ms Winchester is the owner of a giant mansion, but people want to own it so they will make some business. So they look for a psichologist, so they can tell if she is crazy, so she couldn’t own that house. After a while it started to appear ghost, in a lot of parts of the mansion, also the ghost poseer the child of the family making a lot of really bad thigs, because somethings that the ms winchester did in the past, or the psichologist. Almost at the end they fight the ghost after a hard fight and ruining the mansion the psychologist shot him with a special bullet, and that was the end.</text:p>
          </table:table-cell>
          <table:table-cell office:value-type="float" office:value="1" calcext:value-type="float">
            <text:p>1</text:p>
          </table:table-cell>
        </table:table-row>
        <table:table-row table:style-name="ro1">
          <table:table-cell office:value-type="string" calcext:value-type="string">
            <text:p>San Jose, California, 1906, a widow decided to build a mansion full of secrets, with the money of his dead husband’s company of rifles, while a doctor is sent for checking her mental health. Dr. Prince is sent to check Mrs. Winchester health in her mansion where she is acting like a type of medium with “ghosts” or “shadows” she encounters, first the doctor thought it was a mental disorder because of her husband and child being killed, but along it’s journey he discovers the secret’s of this mansion, and the spirits that are in the house, the ones killed with the Winchester, resulting in the greatest discovery of the mansion, why are the spirits in the Winchester mansion? What is Mrs. Winchester trying to do? What type of course does this gigantic haunted house has? The final of the story is the top of the spirits angryness and it’s most agressive phase where the doctor has to face it’s past and traumas and finally solve the problematic with the spirits.</text:p>
          </table:table-cell>
          <table:table-cell office:value-type="float" office:value="1" calcext:value-type="float">
            <text:p>1</text:p>
          </table:table-cell>
        </table:table-row>
        <table:table-row table:style-name="ro1">
          <table:table-cell office:value-type="string" calcext:value-type="string">
            <text:p>It started with a pregnat woman and her husban in their house but, one night. A person enter to his house and kill a girl, and that girl had a terrorific doll in her arm. A The girl speel blood on the doll. And since that the doll make bad thing to the family and the doll was bad. Before this the doll make bad thing to the pregnant woman named mia but the story stared... Before the accident mia and his husband tom were in the house but tom put the doll (Anabelle) in the trash. The mia and Thom had a little and beautiful girl. After that they moved to a departament, And one day mia go to the garage or something like that, to keep something and mia has life the best horror thing in his life.One dad returt to the house and she was looking for his babe but she doesn’t find her and in the baby's bed was Annabelle. Then she say that Annabelle wants a sacrifid and Evelyn sacrificed herself and gave soul to Annabelle to sav the couple. Evelyn say that she had a daugther but this die. and because she sacrificed herself. when Evelyn Jump of the window with the doll in her arms the baby of Mia return to his bed. One week ago, Mia and Tom go to see the padresito and he said that they find Evelyn but, the person doesn’t find the doll...</text:p>
          </table:table-cell>
          <table:table-cell office:value-type="float" office:value="1" calcext:value-type="float">
            <text:p>1</text:p>
          </table:table-cell>
        </table:table-row>
        <table:table-row table:style-name="ro1">
          <table:table-cell office:value-type="string" calcext:value-type="string">
            <text:p>The movie star talking a little about Jonh and Mia, Μιa is pregnet, Jonh give a gift a doll, the doll Annabelle, that same night, kill their heighbor, en her house a woman appears with the doll in her arms, and the same person Kill's her neighbor appears in the house and burries a knife in her stomach, they started happend strange things in the house, and they throw at the doll, the next day their baby Leah born. They talk the things and decide to move on another part, when they are unpack the doll appears again, and Mia decides keep it, the strange things happen again, Mia went to a cellar but when she is there a stroller appears and when she see something takes her hand when she gets on the elevator she doesn't let her go decides to run to the stairs until she gets home the next day the scar is erased and she sees the detective again, after she goes to the library, the lady named Evelyn helps her choose her book and they talk about the sects and the devils, beign at her house after after reading the books she leaves Leah liying down and she goes to check her room that they tired to throw something at Leah, Mia goes for her and Annabelle floats the demon behind her, Jonh arrives after that they talk to the father of the curch they show her the doll Annabelle and decides to take it, so that they are more calmer, when they arrive there is the presence of the demon, and The devil attacked Evelyn, and Mia are in the house with the demon, who try to take her soul when Jonh arrives she saves mine but Evelyn gives her soul and Leah returns, and all is fine at the end.</text:p>
          </table:table-cell>
          <table:table-cell office:value-type="float" office:value="1" calcext:value-type="float">
            <text:p>1</text:p>
          </table:table-cell>
        </table:table-row>
        <table:table-row table:style-name="ro1">
          <table:table-cell office:value-type="string" calcext:value-type="string">
            <text:p>There was a man called Gus but they tell him the dirty Gus because he usually stole to his neightbords and one time he saw a beatiful castle and he decide to stole it. When he enter to the castle he saw a princess with a long and beautiful dress and the princess invite him to take the dinner with she, then the princess introduce herself by the princess Aurora. In the dinner the man saw expensive things like the dishes, a chandelier and the dress of the princess, that makes Gus temted to rob the castle. The princess Aurora tell to Gus to stay the time he wants and Gus decide to stay in the castle for the night, the princess tell Gus where is gonna be his room he slept there but at 3:00 am he wake up because some noises in the castle then he saw a shadow of something strange waking in the hallway and he decide to follow the shadow but the princess apears behind Gus and ask him what happends and he told the princess that he saw something but the princess tell him that he is probably day dreaming and to get back to his room. The next day Gus made a plan to rob the castle in the night because he had bad vibes of the castle and the princess aurora. After the dinner Gus said thank you for all and go to his room, when Gus lisent the princess was sleep he started to take all the expensive things he saw Gus was finally to go but he stared to be bad about the princess but he decid to go but black magic take Gus into the castle. The princess apears and tell Gus he had been jinx and how he need to work for the castle for ever.</text:p>
          </table:table-cell>
          <table:table-cell office:value-type="float" office:value="1" calcext:value-type="float">
            <text:p>1</text:p>
          </table:table-cell>
        </table:table-row>
        <table:table-row table:style-name="ro1">
          <table:table-cell office:value-type="string" calcext:value-type="string">
            <text:p>Once upon a time, there was a literature teacher named Henry. He was the grumpiest teacher ever, he treated them badly, all of his students hate him especially Kathy because he gave her an “F” in his subject. when she deserved an "A+". She was a gifted kid besides her intelligence she had an special hability. Kathy wanted revenge. She planed her act to be an appointment on a sunday night at school. She told the teacher but he put conditions: she had to write a novel so she could have a better grade. She wrote it but she cursed it with all the bad luck in the world therefore the villian was meant to come to life when he reads it. When they meet there was a big storm so they quickly got inside of the school which had a very creepy vibe. They got in the literature classroom but suddenly kathy disappears leaving the book as the only thing on the desk. He noticed the aussence of Kathy and he realised that he is trapped in the classroom. The teacher opens the book at the first page when he reads a note saying "READ IT!". He turns the page where the chapter one was placed, and the first word was "pirate". Suddenly a real life pirate comes out of the book. He was wet because he was in a bottle where there was a storm. Henry was scared, he couldn't believed what he was seeing. The pirate quickly threats him saying "you tell me. What am I doing here? or else I’ll kill you with this sword right now". He says "NO... NO wait, im confused too”. Hе screams, Lord, what have i done wrong?" and he gets and answer "you were a mean person" Suddenly he realises his bad actions and he shouts loud "I'M A BAD PERSON, GOD , I REGRET ALL" and God says "No, you have learned, I forgive you". And suddenly the pirate dissappear. He gets back to his home as a better person.</text:p>
          </table:table-cell>
          <table:table-cell office:value-type="float" office:value="1" calcext:value-type="float">
            <text:p>1</text:p>
          </table:table-cell>
        </table:table-row>
        <table:table-row table:style-name="ro1">
          <table:table-cell office:value-type="string" calcext:value-type="string">
            <text:p><text:span text:style-name="T1">One day, the famous pirate Jhoony "The Deep" Sparkle was in his</text:span> flying ship travelling to Tampa Bay to see the Bucaneers playing versus the New Orleans Saints, he bought a lot of souvenirs and drank a lot of fresh beer, then the game started, in the first quarter the bucaneers were winning 14-3, in the second quarter they were 23-10, in the half-time Rayanna with his pregnant dog sang a lot of songs, like "liqe ahruvi” , “de pagashutt" and "the gud gayrl". When the half-time finished, in the third quarter the bucaneers were winning 43-28, but in last quarter when there was left only a minute the Saints made 20 points and won 48-43, so our friend Jhoony was so angry and ugly that he went to a haunted forest to ask for a dark magic witch named Chochil "the Bad" that gave him a really magical wand. He decided to go with his flying ship to destroy New Orleans and Netherlands while singing the Europapa song (just because why not), so he putted in fire all of the forests in New Orleans, burning them to the ground. But suddendly Thomas" The Brave Goat" that has the seven power rings of the humanity in football Great Court, sent him a large pass of an arabian wich in his back had secretly a bomb, because in secret he was a great CIA agent, having already defeated. Dooffenschmiltes but Jhoony "The Deep" suddendly  woke up in a bar in Mazatlan while hearing the to news with a man mamed "El Chapon" Guzman (the brother of Alexander I of Russia) and everything was a dream while being drunk (or not?...) It will be continued... (or not?...)</text:p>
          </table:table-cell>
          <table:table-cell office:value-type="float" office:value="1" calcext:value-type="float">
            <text:p>1</text:p>
          </table:table-cell>
        </table:table-row>
        <table:table-row table:style-name="ro1">
          <table:table-cell office:value-type="string" calcext:value-type="string">
            <text:p>Once upon a time in the Arigo Kindom, there was a princess, Diana she used to go to magical school, where she learned lots of spells, but the school broke up because an accident that ruined school because of the parents. She started going to other school, in this word there was an old wizard, this was the best but he died and leaved his wand that would have to choose the best candidate to use it. The wizard was called Hectins his wand was hiden in a place down the school in a subterranean base where he used to live. There was a witch on the old Diana’s school that wanted to get to become a powerful witch so she wanted to get the wand. As Diana didn’t liked her new school she wanted to re open it so she tried to enter but it was imposible to hr so she broke a windows, while she was looking a way to re-open the school, the witch was looking for the Hectin’s place they found each other so they tried to fight but they couldn’t cause any of them had their wand. After that they every time they went to school, look for Hectin’s place or look for getting the school repaired they had their wand with them. One day they found each other at the school so they were going to fight but before the witch used an explosive spell to the school so she could find the wand first when they finally started fighting, the witch easily beat Diana because she was stronger, the only way Diana beat her was using Hectin’s wand, she tried to use the strongest spell she knew and she could use it and beat the witch, at the end everyone helped Diana to rebuild the school because she was the chosen one.</text:p>
          </table:table-cell>
          <table:table-cell office:value-type="float" office:value="1" calcext:value-type="float">
            <text:p>1</text:p>
          </table:table-cell>
        </table:table-row>
        <table:table-row table:style-name="ro1">
          <table:table-cell office:value-type="string" calcext:value-type="string">
            <text:p>In 2016 a horrible accident happend on a laboratory. Because a scientist broke a mysterious medicine that can turn people into a strange type of zombies. All the laboratory was infected and the virus expanded all over, the world and transformed it in hell.</text:p>
          </table:table-cell>
          <table:table-cell office:value-type="float" office:value="1" calcext:value-type="float">
            <text:p>1</text:p>
          </table:table-cell>
        </table:table-row>
        <table:table-row table:style-name="ro1">
          <table:table-cell office:value-type="string" calcext:value-type="string">
            <text:p>The winchester movie is a horror movie from 2018 it is ambiented in san jose California, 1906. The movie shows the ms Winchester sara, her daugter and her grandson, henry with the psiquiatrist. In the night wile the psiquiatrist was looking around all the house, he saved from falling henry that had a strange bug on his bead, he was suspicius about that strange house, so he decided to se what sara do in the night. when he arrive he noticed that sara could talk with gosts to build them the room when they died but this time the gost that arrived the house isn't as others gests because this gost wants to kill sara. After a battle where sara and the psiquiatrist caught in a room, on the battle they defeat the gost with a bullet with an special connection with the death people.</text:p>
          </table:table-cell>
          <table:table-cell office:value-type="float" office:value="1" calcext:value-type="float">
            <text:p>1</text:p>
          </table:table-cell>
        </table:table-row>
        <table:table-row table:style-name="ro1">
          <table:table-cell office:value-type="string" calcext:value-type="string">
            <text:p>School of rock opens with a high energy energy perfomance at a rook concert where Dewey finn, an guitarrist, is playing on stage with his band, but he got kicked and he got the work of his friend so he uses a nickname called “Ned”. As Dewey settles his role as as a substitute teacher, he quickly realised that his four group students at horase green perf school are far more talented musically then academically inclined. Initialy the job as a temporal gi but he assign a band role to each kid and they wanna play in the battle of the bands. The climax sees dewey and the kids playing the song of one of the kids and when they tough they lost the public says “School of rock” a lot of time and they won.</text:p>
          </table:table-cell>
          <table:table-cell office:value-type="float" office:value="1" calcext:value-type="float">
            <text:p>1</text:p>
          </table:table-cell>
        </table:table-row>
        <table:table-row table:style-name="ro1">
          <table:table-cell office:value-type="string" calcext:value-type="string">
            <text:p>A singer was fired, he could pay the rent where someone calls to his friend, he got a work as a science teacher. The singer, act like a teacher, letting the Luls free class, when he saw the Bels could play any instrument he touchs about the rock and the bands he got feral again whe he confess that he wasn't a real teacher, the Ruls thudn't give up, they go to the house of the man frealy they got a price wining a competition and making a school of rock. Dont give up.</text:p>
          </table:table-cell>
          <table:table-cell office:value-type="float" office:value="1" calcext:value-type="float">
            <text:p>1</text:p>
          </table:table-cell>
        </table:table-row>
        <table:table-row table:style-name="ro1">
          <table:table-cell office:value-type="string" calcext:value-type="string">
            <text:p>The movie begins with a man playing music with his his band who are playing the drums in a concert they are hosting. Ned loses his sanity for playing his guitar and falls down, which, it causes him to get fired of the band. He is facing mounting financial troubles. Desperate for money, Dewey poses as his roommate Ned Schneebly to secure a substitute teaching position at Horace Green, a strict and elite preparatory school. Initially, Dewey is uninteresed in teaching and lacks any traditional educational methods. However, he soon discovers that his students are musically talented. Seeing an opportunity to form a new band, he introduces his class to the world of rock music assigning each suden a role in his covert project. Dewey’s unconventional teaching style clashes with the school’s rigid curriculum, but he gradually earns the students trust and enthusiasm. As the students transform from diciplined pupils to passionate musicians Dewey also grows, learning responsibility and finding purpose beyond his personal ambitions. The climax of the story occurs when the students under Dewey's guidance participate in a local Battle of Bands competition. Despite initial obstacles and the threat of Dewey getting arrested, they manage to perform, showcasing their talent and the lessons they have learned. The movie ends with the students performance at the Battle of the Bands, where they win the audience’s heart but not the competition. The experience leaves a lasting impact on both Dewey and the students, demostrating the power of music and the importance of following one’s passion. It ends on a high note, with Dewey continuing to teach rock music in an after-school program, suggesting a new beggining for both him an the students.</text:p>
          </table:table-cell>
          <table:table-cell office:value-type="float" office:value="1" calcext:value-type="float">
            <text:p>1</text:p>
          </table:table-cell>
        </table:table-row>
        <table:table-row table:style-name="ro1">
          <table:table-cell office:value-type="string" calcext:value-type="string">
            <text:p>The vocalist of a band get drunk on a concert and he look so ridiculous the band is so angry with him. A day before he get scold by his friend and her girlfriend, he is living there a lot of time and they are tire of he when this get drunked. They say that he need a job and if this not found this in a short time he will be homeless. He found a work and all starts to be good.</text:p>
          </table:table-cell>
          <table:table-cell office:value-type="float" office:value="1" calcext:value-type="float">
            <text:p>1</text:p>
          </table:table-cell>
        </table:table-row>
        <table:table-row table:style-name="ro1">
          <table:table-cell office:value-type="string" calcext:value-type="string">
            <text:p>It's a couple, they are going to have a baby but some extrange things, since the doll came. 1 year after the doll apper one more time, before this sucess everything changes so much. One night the couple hear a scream por a woman, so the men go outside to look what hapen, a few minutes later the men appear whit a lot of blood and he say her wife to call to the police, but the crazy lady coming for her house and hurt the woman in her pregnant belly. The police came and kill the crazy lady, but the blood of the lady fall in the eye of the doll and the doll turn evil. Some days later the house burn and the wif go to the hospital. The husband put de doll in the trash. But 1 year later the doll return and make a lot of disasters. The wife meet Evelyn, she talk whit Mia (The wife) and tell her that she has daughter, but she die in a accident. Some days later the husband talk whid a person in the Church, so this person take the doll in her car and go to the Church but the doll hurt the man, and the doll escape. When the man talk with the husband the man say that the evil want the soul of your wife, so the husband call her wife but the conection fail, and the wife don't hear nothing, some seconds later the evil take her daughter, so the wife tell to the evil what do yo want? and the devil says that want her soul, so the wife wants to give herself, but the husband came and tell her that “don't do this”. But evelyn take the doll. Evelyn sacrificed to give her soul to the doll, so she throw of the window and die with the doll in her hands. When she the saw the window the doll wasn’t there 6 month's later the family was released and happy. In another part the doll is in a shop of old things and a lady buy her...</text:p>
          </table:table-cell>
          <table:table-cell office:value-type="float" office:value="1" calcext:value-type="float">
            <text:p>1</text:p>
          </table:table-cell>
        </table:table-row>
        <table:table-row table:style-name="ro1">
          <table:table-cell office:value-type="string" calcext:value-type="string">
            <text:p>One night some persons enter to the couples home and attack them, the blood landed into the doll's eye causing it to become crazy or scary. The doll began to do strange things because the soul of the woman that they sacrificed got into the doll and began to torment the couple. Then she go down to the basement and the doll make her a symbol in the arm. Evelyn sacrificed herself and gave her soul so that Mia could be with her daughter and she with hers.</text:p>
          </table:table-cell>
          <table:table-cell office:value-type="float" office:value="1" calcext:value-type="float">
            <text:p>1</text:p>
          </table:table-cell>
        </table:table-row>
        <table:table-row table:style-name="ro1">
          <table:table-cell office:value-type="string" calcext:value-type="string">
            <text:p>The history begin with a woman explaining how she get the doll and saying she is going to have a baby soon. They change of house where they have a lot of neighbors one night the doll appear in the neighbor house and do bad things with them but the wife see her and start suspecting of her in a inexpected moment the house started burning with the wife inside of them the husband come and save the wife but for a reason the wife save the doll, they change to another house and the baby get birth, later the wife go to the parking but she see like a demon and she know her is going to need help. She search for someone who can help her and she meet a black woman and a father from a church they help her and they control the doll for a while but not forever.</text:p>
          </table:table-cell>
          <table:table-cell office:value-type="float" office:value="1" calcext:value-type="float">
            <text:p>1</text:p>
          </table:table-cell>
        </table:table-row>
        <table:table-row table:style-name="ro1">
          <table:table-cell office:value-type="string" calcext:value-type="string">
            <text:p>A couple will have a baby and someone gift them a doll, and strange things start to happen, they had their child and desided to move. the strange things continue with the couple and their daugther, Mia feels insecure in her new house and scary thing start to happen, she started been threatened by a evil entity through some drawings Mia commented that to her husband and he didn't belive her, they thougth it was her anxious but Mia knows that something was wrong, she look for help and Evelyn help her until she was allowed to help... In teh end the devil doll stop making problems for now...</text:p>
          </table:table-cell>
          <table:table-cell office:value-type="float" office:value="1" calcext:value-type="float">
            <text:p>1</text:p>
          </table:table-cell>
        </table:table-row>
        <table:table-row table:style-name="ro1">
          <table:table-cell office:value-type="string" calcext:value-type="string">
            <text:p>There are a group of person and a girl tells that her mom give a doll that thinks is a devil. Is a horor story centered around a doll named Anabelle, which is possesed by an evil spirit. The story begins with a young couple, John and Mia, who bring the doll into their home. Soon after, they experience a series of strange and frightening events, such as objects moving on their own and unexplained noises. The couple learns that Annabelle is not just an ordinary doll but is inhabited by a malevolent entity. Seeking help, they contact paranormal investigators Ed and Lorraine Warren, know for their expertise. Is a scary story about a haunted doll that brings fear to a couple. Even though experts Ed and Lorraine Warren manage to contact the doll, the story shows that the evil spring inside Annabelle is still dangerous and frighten. In dealing with supernatural occurrences. The Warrens discover the dark history of the doll and the powerful demonic force attached to it. Through a series of intense and dangerous encounters, the Warrens manage to contain Annabelle, placing her in a glass case in their occult museum to prevent fourther harm. Despite being contained, the story underscores the ongoing danger and sinister presense of Annabelle, leaving an unsetling of fear and suspence.</text:p>
          </table:table-cell>
          <table:table-cell office:value-type="float" office:value="0" calcext:value-type="float">
            <text:p>0</text:p>
          </table:table-cell>
        </table:table-row>
        <table:table-row table:style-name="ro1">
          <table:table-cell office:value-type="string" calcext:value-type="string">
            <text:p>It starts with a group o friends talking about the doll, then it changes to another scene where two couples are chatting, John and Mia are going to have a baby. Then John gifts Mia a really ugly doll from her childhood. One night Mia and John heard a weird noises in the next house, so John goes to lake a look, and it results that a couple of phycos were killing the grandparents that lives there. Mia went out and ran inside the house to call the police, then the phycos broke inside of Mia and John's house and attack them, one of them attacked Mia, meanwhile the police arrives so they saved Mia, and the last thing she saw was the woman that attacked her hugging the doll. After that happened, their live went back to the normal, until one day Mia was sewing. While she was watching TV and some popcorns where coocking, when she accidentaly pitched/hurted herself, then the popcorns exploted and the house started to burnt, after that scene she gave birth, Then Mia, Jonn and their baby moved away, and now their lives is "back to normaly". Until Mia heard weird noises, she went to check what was it, and she saw the doll next to the door, and she asked, who are you? after that the doll ran to her, she sreamed and was really scared. John wouldn’t belive her. One day Mia went to the basement, she got lock in and someone or something was following her, and a very ugly hand graved her, she ran and ran until she arrived to new home/apartment. Another day Mia's baby got locked in a room, after Mia was able to break in the room the doll started floating and Mia was really shocked and scared. After all that scenes Mia was tired, so she decided to contact a neighbor that is a tipe of witch, and she asks for help. And also the Fathe suffred an car accident after he picked up the doll, and he adviced John that the doll is passed. The doll posseded the baby and Mia was so angry and scared that she started hitting the baby in the wall be she tought it was the doll. The doll told Mia to give her her soul and she was about to kill her self when John and their neighbor stoped her, and their neighbor sacrificed her life because she had a daughter that died and she thoght that Mia had to be whit her daughter, so she had to be with her with daughter. After that their life wen’t back to normally. A couple lived really weird thing that started really light things, but it started to be more and more agressive things, at the point the mother was going to kill herself to save her daughter, but someone else sacrifice to save them. The doll ended in an old shop until an old woman bought it for her daighter.</text:p>
          </table:table-cell>
          <table:table-cell office:value-type="float" office:value="1" calcext:value-type="float">
            <text:p>1</text:p>
          </table:table-cell>
        </table:table-row>
        <table:table-row table:style-name="ro1">
          <table:table-cell office:value-type="string" calcext:value-type="string">
            <text:p>it starts with a guy that he's name is dewey he was playing guitar on a music club then he fall over the audience but none catch him at the other day his parent's say that he has to get a good job. then he got fire on the club. The teacher of a school call him because they need a cience teacher. The First day at the school he gave to the studenst all the recess. At the other day, they to the students play instruments and he like then the found that the classmate has a talent to play instruments and sing. He gave to the students position then they practice to be the Ms prepare the to the competition. Then the real teacher appear and say he wasn't the real then he got fire the kids go. The kids go for the teacher and then they go to the competition, the parent's were very afraid for the kids and go for them, they got present to the show and they got surprise of them they didn’t win the competition but they enjoy it.</text:p>
          </table:table-cell>
          <table:table-cell office:value-type="float" office:value="1" calcext:value-type="float">
            <text:p>1</text:p>
          </table:table-cell>
        </table:table-row>
        <table:table-row table:style-name="ro1">
          <table:table-cell office:value-type="string" calcext:value-type="string">
            <text:p>It begins showing us Dewey in a concert, then we saw Dewey talking with someone, then Dewey get a job of teacher to get money. We see Jack teaching, then a teacher enter and teach the kids music, Dewey had an idea. To make a band. Then Dewey was teaching the kids the notes of the song. Then they find out that he wasn’t Ned and they wanted to arres him. He apology about lying. Then in the concert they play the song that the kid did. They didn’t win but the parents were shouting “school of rock” and they played another song.</text:p>
          </table:table-cell>
          <table:table-cell office:value-type="float" office:value="1" calcext:value-type="float">
            <text:p>1</text:p>
          </table:table-cell>
        </table:table-row>
        <table:table-row table:style-name="ro1">
          <table:table-cell office:value-type="string" calcext:value-type="string">
            <text:p>In 1903 San Jose, California, Ms. Winchester owned a sprawling mansion that drew the envy of many eager to claim it for business ventures. To discredit her ownership, they hired a psychologist to assess her sanity. As time went on, eerie occurrences began to plague the mansion—ghosts appeared throughout the estate, and one spirit even possessed the family's child, causing chaos as retribution for past deeds of Ms. Winchester and the psychologist. In a dramatic climax, the ghosts were confronted in a fierce battle that left the mansion in ruins. The psychologist ultimately ended the haunting by firing a special bullet, bringing the ordeal to a close.</text:p>
          </table:table-cell>
          <table:table-cell office:value-type="float" office:value="0" calcext:value-type="float">
            <text:p>0</text:p>
          </table:table-cell>
        </table:table-row>
        <table:table-row table:style-name="ro1">
          <table:table-cell office:value-type="string" calcext:value-type="string">
            <text:p>In San Jose, California, in 1906, a widow named Mrs. Winchester embarked on building a mansion brimming with secrets, funded by the fortune from her deceased husband's rifle company. Concerned about her mental health, a doctor named Dr. Prince is dispatched to evaluate her. Upon arriving at the mansion, Dr. Prince finds Mrs. Winchester behaving like a medium, interacting with what she describes as "ghosts" or "shadows." Initially, he suspects her actions are symptoms of a mental disorder triggered by the traumatic loss of her husband and child. However, as he delves deeper into the mansion’s mysteries, he uncovers the truth about the spirits haunting the house souls of those killed by the Winchester rifles. Dr. Prince's investigation reveals the purpose behind the mansion’s construction and Mrs. Winchester’s intentions. The mansion itself, with its labyrinthine design, seems to have a hidden agenda. In the story’s climax, the spirits' anger reaches its peak, becoming increasingly aggressive. Dr. Prince must confront his own past and traumas to resolve the haunting and bring peace to the restless spirits.</text:p>
          </table:table-cell>
          <table:table-cell office:value-type="float" office:value="0" calcext:value-type="float">
            <text:p>0</text:p>
          </table:table-cell>
        </table:table-row>
        <table:table-row table:style-name="ro1">
          <table:table-cell office:value-type="string" calcext:value-type="string">
            <text:p>The story begins with a pregnant woman named Mia and her husband Tom living happily in their home. One night, an intruder breaks into their house and murders a young girl who is clutching a terrifying doll. Blood from the girl stains the doll, and from that moment on, the doll begins to wreak havoc on the family. Before the tragedy, Tom had discarded the doll, named Annabelle, in the trash. Mia and Tom, who had a beautiful baby girl, eventually moved to an apartment. One day, Mia goes to the garage to put something away, only to face the most horrifying experience of her life. When she returns to the house, she discovers that their baby is missing, and Annabelle is lying in the baby's crib. Annabelle demands a sacrifice. Evelyn, a friend, offers herself to save Mia and Tom’s child. Evelyn, who had lost her own daughter, throws herself out of a window while holding the doll, thus offering her soul to Annabelle. Miraculously, the baby returns safely to the crib. A week later, Mia and Tom consult a priest, who confirms that Evelyn’s sacrifice was real, but the doll, Annabelle, remains missing.</text:p>
          </table:table-cell>
          <table:table-cell office:value-type="float" office:value="0" calcext:value-type="float">
            <text:p>0</text:p>
          </table:table-cell>
        </table:table-row>
        <table:table-row table:style-name="ro1">
          <table:table-cell office:value-type="string" calcext:value-type="string">
            <text:p>The movie begins with a brief introduction to John and Mia. Mia, who is pregnant, receives a gift from John: a doll named Annabelle. That same night, a series of horrific events begins. The doll seems to be linked to the brutal murder of their neighbor. The neighbor, holding the doll, is attacked and killed by a mysterious figure who later buries a knife in her stomach. Strange occurrences start happening in John and Mia's home. Disturbed by these events, they decide to dispose of the doll, but soon after, their baby, Leah, is born. Despite their efforts to move on, the doll reappears when they start unpacking in their new home. Mia decides to keep it. The unsettling events continue. Mia experiences terrifying moments in the cellar, including a stroller that mysteriously appears and a force that grabs her hand, making her run up the stairs in panic. The next day, she finds her scar has mysteriously disappeared and seeks help from a detective. She also meets Evelyn at the library, who assists her with books about cults and demons. At Evelyn’s house, Mia leaves Leah unattended for a moment while she checks on her room. While she’s gone, Annabelle begins to float and a demon appears. John arrives just in time to see the demonic presence. They consult a priest, who decides to take the doll away to provide some peace of mind. When the priest takes the doll, the demonic presence intensifies, and Evelyn is attacked by the demon. Mia and John confront the demon in their house, struggling to protect Leah. In a dramatic climax, John manages to save Mia, but Evelyn sacrifices herself to save Leah. With Evelyn’s sacrifice, Leah is restored to safety, and peace is eventually restored.</text:p>
          </table:table-cell>
          <table:table-cell office:value-type="float" office:value="0" calcext:value-type="float">
            <text:p>0</text:p>
          </table:table-cell>
        </table:table-row>
        <table:table-row table:style-name="ro1">
          <table:table-cell office:value-type="string" calcext:value-type="string">
            <text:p>Gus, known for his thievery and nicknamed "Dirty Gus" by his neighbors, once spotted a magnificent castle and decided to rob it. Upon entering, he encountered a beautiful princess dressed in a stunning gown. The princess, introducing herself as Aurora, graciously invited him to dinner. During the meal, Gus admired the castle’s opulence luxurious dishes, an ornate chandelier, and Aurora’s exquisite dress which only fueled his desire to steal from the castle. Princess Aurora offered Gus the freedom to stay as long as he wished, and he chose to spend the night. Aurora directed Gus to his room, but at 3:00 AM, he was disturbed by strange noises. He followed a mysterious shadow through the hallways, only to be confronted by Aurora, who reassured him that he was likely just imagining things and advised him to return to bed. The next day, feeling uneasy about the castle and Princess Aurora, Gus plotted to rob the castle that night. After dinner, he thanked Aurora and went to his room. Once he was sure the princess was asleep, he began to steal the valuable items he had seen earlier. As Gus prepared to leave with his loot, he felt a pang of guilt about the princess but decided to proceed. However, dark magic ensnared him, trapping him within the castle. Princess Aurora then appeared and revealed that Gus had been cursed. He was doomed to serve the castle forever as punishment for his greed.</text:p>
          </table:table-cell>
          <table:table-cell office:value-type="float" office:value="0" calcext:value-type="float">
            <text:p>0</text:p>
          </table:table-cell>
        </table:table-row>
        <table:table-row table:style-name="ro1">
          <table:table-cell office:value-type="string" calcext:value-type="string">
            <text:p>Once upon a time, there was a literature teacher named Henry, known for being the grumpiest instructor anyone had ever met. He was harsh with his students, and none of them liked him, especially Kathy. Despite her exceptional talent and intelligence, Henry gave her an “F” in his class when she deserved an “A+.” Kathy, determined to get revenge, devised a plan for a meeting with Henry on a Sunday night at the school. Henry agreed to the meeting but with a condition: Kathy had to write a novel to improve her grade. Kathy wrote the novel but imbued it with a curse, ensuring that the villain in the story would come to life when Henry read it. On the night of their meeting, a fierce storm rolled in, prompting both to seek refuge inside the eerily quiet school. They entered the literature classroom, but suddenly, Kathy vanished, leaving only the book on the desk. Henry soon realized he was alone and trapped in the classroom. Opening the book, Henry saw a note on the first page that read, "READ IT!" He turned to the first chapter, which began with the word "pirate." Instantly, a real pirate emerged from the pages, drenched and furious from being trapped in a bottle during the storm. Henry was terrified and could hardly believe his eyes. The pirate brandished a sword and demanded, "Tell me why I’m here, or I’ll kill you right now!" Panicking, Henry stammered, "NO... NO, wait, I’m just as confused as you are!" In desperation, he cried out, "Lord, what have I done wrong?" A voice replied, "You were a mean person." Henry, overwhelmed with remorse, shouted, "I'M A BAD PERSON! GOD, I REGRET EVERYTHING!" The voice reassured him, "You have learned. I forgive you." With those words, the pirate vanished. Henry returned home a changed man, having learned a valuable lesson and resolved to be a better person.</text:p>
          </table:table-cell>
          <table:table-cell office:value-type="float" office:value="0" calcext:value-type="float">
            <text:p>0</text:p>
          </table:table-cell>
        </table:table-row>
        <table:table-row table:style-name="ro1">
          <table:table-cell office:value-type="string" calcext:value-type="string">
            <text:p>One day, the infamous pirate Jhoony "The Deep" Sparkle was cruising in his flying ship, heading to Tampa Bay to watch the Buccaneers play against the New Orleans Saints. He indulged in numerous souvenirs and drank plenty of fresh beer. The game began, and by the end of the first quarter, the Buccaneers were ahead 14-3. By halftime, the score had moved to 23-10. During the break, Rayanna and her pregnant dog performed a medley of songs, including "Liqe Ahruvi," "De Pagashutt," and "The Gud Gayrl." After halftime, the Buccaneers were still leading 43-28. However, in a dramatic turn of events, the Saints scored 20 points in the final minute, winning the game 48-43. Enraged by the loss, Jhoony decided to seek revenge. He flew to a haunted forest to find a dark magic witch named Chochil "The Bad," who gifted him a powerful magical wand. Determined to exact his revenge, Jhoony used his flying ship to wreak havoc on New Orleans, setting the forests ablaze while singing the Europapa song for no particular reason. Just as he was causing destruction, Thomas "The Brave Goat," wielding the Seven Power Rings of Humanity from the Great Court of Football, intervened. Disguised as an Arabian witch, Thomas secretly planted a bomb on Jhoony’s ship. In reality, Thomas was a covert CIA agent who had previously defeated Dooffenschmiltes. Suddenly, Jhoony found himself waking up in a bar in Mazatlan, listening to the news about a man named "El Chapon" Guzman (the brother of Alexander I of Russia). It turned out that the entire adventure had been a drunken dream (or had it?). The story may or may not continue...</text:p>
          </table:table-cell>
          <table:table-cell office:value-type="float" office:value="0" calcext:value-type="float">
            <text:p>0</text:p>
          </table:table-cell>
        </table:table-row>
        <table:table-row table:style-name="ro1">
          <table:table-cell office:value-type="string" calcext:value-type="string">
            <text:p>Once upon a time in the Arigo Kingdom, there was a princess named Diana who attended a magical school where she learned many spells. However, the school was shut down due to an accident caused by the parents, leaving Diana without her beloved learning place. Diana transferred to another school, but she longed to reopen her old school. Meanwhile, there was a legendary old wizard named Hectins who had been the greatest of his time. Upon his death, he left behind a powerful wand hidden in a subterranean base beneath the old school. The wand was said to choose the most worthy candidate to wield it. At Diana’s former school, a witch who sought to become the most powerful sorceress wanted the wand for herself. She was determined to find it and gain ultimate power. Diana, discontent with her new school, attempted to break into her old school to repair it, but found it nearly impossible. In her frustration, she broke a window to gain entry. While Diana was trying to restore the old school, the witch was searching for Hectins’ hidden base. Their paths crossed, and they tried to fight, but neither could prevail without their wands. From then on, both would visit the school, each carrying their wand, searching for Hectins’ base or working to repair the school. One day, the witch and Diana met at the school and prepared to fight. The witch, eager to find the wand first, cast an explosive spell that damaged the school further. When their battle began, the witch easily overpowered Diana due to her greater strength. The only way Diana could defeat her was by using Hectins’ wand. Diana, with a desperate hope, managed to wield the wand and cast the most powerful spell she knew. With its help, she defeated the witch. In the end, Diana was celebrated as the chosen one, and with everyone’s help, she successfully rebuilt the magical school.</text:p>
          </table:table-cell>
          <table:table-cell office:value-type="float" office:value="0" calcext:value-type="float">
            <text:p>0</text:p>
          </table:table-cell>
        </table:table-row>
        <table:table-row table:style-name="ro1">
          <table:table-cell office:value-type="string" calcext:value-type="string">
            <text:p>In 2016, a catastrophic accident occurred in a laboratory when a scientist accidentally shattered a vial containing a mysterious substance. This experimental medicine had the horrifying ability to turn people into a bizarre type of zombie. The laboratory was quickly overrun with the infection, and the virus spread rapidly across the globe, plunging the world into chaos and transforming it into a living nightmare.</text:p>
          </table:table-cell>
          <table:table-cell office:value-type="float" office:value="0" calcext:value-type="float">
            <text:p>0</text:p>
          </table:table-cell>
        </table:table-row>
        <table:table-row table:style-name="ro1">
          <table:table-cell office:value-type="string" calcext:value-type="string">
            <text:p>The 2018 horror film Winchester is set in San Jose, California, in 1906. The story centers around Sarah Winchester, her daughter, and her grandson, Henry, along with the psychiatrist who investigates their haunted mansion. One night, while the psychiatrist is exploring the house, he saves Henry from falling, noticing a strange bug on his bed. Suspicious of the eerie mansion, he decides to observe Sarah’s activities at night. Upon investigating, he discovers that Sarah can communicate with ghosts to build rooms for them after they die. However, this particular ghost is unlike the others; it harbors a deadly intent towards Sarah. In a tense confrontation, Sarah and the psychiatrist find themselves trapped in a room with the vengeful spirit. They manage to defeat the ghost by using a specially crafted bullet with a unique connection to the spirit world.</text:p>
          </table:table-cell>
          <table:table-cell office:value-type="float" office:value="0" calcext:value-type="float">
            <text:p>0</text:p>
          </table:table-cell>
        </table:table-row>
        <table:table-row table:style-name="ro1">
          <table:table-cell office:value-type="string" calcext:value-type="string">
            <text:p>School of Rock opens with a high-energy performance at a rock concert where Dewey Finn, a guitarist, is rocking out with his band. After being kicked out of the band, Dewey takes on a job using his friend Ned’s identity. As Dewey starts his role as a substitute teacher at Horace Green Prep School, he quickly realizes that his students are far more musically gifted than academically inclined. Initially, Dewey’s job is temporary, but he assigns each student a role in a band and sets his sights on entering them in the Battle of the Bands competition. The climax of the movie features Dewey and the kids performing a song written by one of the students. Although they initially think they have lost, the crowd repeatedly chants “School of Rock,” and the band emerges victorious.</text:p>
          </table:table-cell>
          <table:table-cell office:value-type="float" office:value="0" calcext:value-type="float">
            <text:p>0</text:p>
          </table:table-cell>
        </table:table-row>
        <table:table-row table:style-name="ro1">
          <table:table-cell office:value-type="string" calcext:value-type="string">
            <text:p>A singer, recently fired and struggling to pay the rent, receives a call from a friend who offers him a job as a science teacher. Although the singer lacks teaching credentials, he takes the job and quickly begins to run the class in his own unconventional way. When he discovers that the students are exceptionally talented with musical instruments, he becomes inspired by the idea of forming a rock band. Despite his initial dishonesty about not being a real teacher, the students don’t give up on their dream. They visit the singer’s home, determined to make their vision a reality. Together, they enter a competition, win a prize, and establish their own "School of Rock," proving that with determination and teamwork, anything is possible.</text:p>
          </table:table-cell>
          <table:table-cell office:value-type="float" office:value="0" calcext:value-type="float">
            <text:p>0</text:p>
          </table:table-cell>
        </table:table-row>
        <table:table-row table:style-name="ro1">
          <table:table-cell office:value-type="string" calcext:value-type="string">
            <text:p>After being kicked out of his band, a musician finds himself jobless and in need of employment. With no qualifications beyond music, he resorts to pretending to be a math and science teacher to secure a position at a local school. One day, he discovers that his students are exceptionally talented musicians, sparking an idea. Instead of focusing on math and science, he decides to explore their musical abilities. Inspired, he begins to envision forming his own rock band with the students. Although his initial motivation was a personal passion for music, he also wonders if he can turn the situation into something positive after being ousted from his own band. As he continues to teach while concealing his true identity, he sees the students grow more enthusiastic and creative. Despite initial confusion, the students embrace the opportunity to develop their musical talents. Each student reveals impressive skills throughout the film, showcasing their potential. The "teacher's" unconventional approach and secret soon attract attention. He worries about how the parents and others will react when they find out the truth. However, when the students perform on stage at a competition, their remarkable talent wins over the parents and community. The initial concerns are overshadowed by the students' success, and the "teacher" is celebrated for his unconventional but effective methods.</text:p>
          </table:table-cell>
          <table:table-cell office:value-type="float" office:value="0" calcext:value-type="float">
            <text:p>0</text:p>
          </table:table-cell>
        </table:table-row>
        <table:table-row table:style-name="ro1">
          <table:table-cell office:value-type="string" calcext:value-type="string">
            <text:p>The movie opens with a man performing at a concert with his band, where his intense guitar playing leads to him losing his grip on reality and falling off the stage. This incident results in him being fired from the band, leaving him in dire financial straits. Desperate for money, Dewey Finn decides to impersonate his roommate Ned Schneebly to land a substitute teaching job at Horace Green, a prestigious and demanding preparatory school. Initially, Dewey is disinterested in teaching and has no formal educational methods. However, he soon discovers that his students possess exceptional musical talent. Seizing the opportunity, Dewey introduces them to the world of rock music and forms a secret band, assigning each student a role in his covert project. Dewey’s unorthodox teaching methods clash with the school's strict curriculum, but he gradually earns the students' trust and enthusiasm. As the students evolve from disciplined pupils into passionate musicians, Dewey himself grows, learning about responsibility and finding a deeper sense of purpose beyond his own ambitions. The story reaches its climax when Dewey and his students compete in a local Battle of the Bands. Despite facing numerous challenges and the risk of Dewey's arrest, they deliver a memorable performance that captivates the audience. Although they don’t win the competition, the experience profoundly impacts both Dewey and the students, highlighting the transformative power of music and the importance of pursuing one's passion. The film concludes on a positive note, with Dewey continuing to teach rock music in an after-school program, signaling a new beginning for both him and his students.</text:p>
          </table:table-cell>
          <table:table-cell office:value-type="float" office:value="0" calcext:value-type="float">
            <text:p>0</text:p>
          </table:table-cell>
        </table:table-row>
        <table:table-row table:style-name="ro1">
          <table:table-cell office:value-type="string" calcext:value-type="string">
            <text:p>The lead singer of a band gets drunk during a concert, making a complete fool of himself and infuriating his bandmates. The day before, he had been reprimanded by his friend and his friend's girlfriend, who were fed up with his irresponsible behavior. They warned him that if he didn’t find a job soon, he would end up homeless. Determined to turn his life around, he manages to find a job, and things begin to improve.</text:p>
          </table:table-cell>
          <table:table-cell office:value-type="float" office:value="0" calcext:value-type="float">
            <text:p>0</text:p>
          </table:table-cell>
        </table:table-row>
        <table:table-row table:style-name="ro1">
          <table:table-cell office:value-type="string" calcext:value-type="string">
            <text:p>A couple is expecting a baby, but their lives take a turn for the worse when a strange doll appears. A year later, the doll returns, bringing with it unsettling changes. One night, the couple hears a woman's scream. The man goes outside to investigate and returns covered in blood, urging his wife to call the police. A deranged woman, driven by the doll's malevolence, attacks the pregnant wife, injuring her severely. The police arrive and kill the woman, but her blood stains the doll, turning it evil. In the aftermath, their house burns down, and the wife is hospitalized. The husband throws the doll away, hoping the nightmare is over. However, a year later, the doll reappears and causes more havoc. The wife, Mia, meets Evelyn, who reveals that her own daughter died in an accident. Evelyn believes the doll is tied to these tragedies. Meanwhile, the husband consults someone at the church about the doll. The person takes the doll in their car to the church but is attacked by it, allowing the doll to escape. The man informs the husband that the evil entity seeks the wife’s soul. When the husband tries to reach Mia, the connection fails, and the evil force takes their daughter. Desperate, Mia confronts the evil, asking what it wants. The entity demands her soul. As she considers sacrificing herself, the husband arrives and pleads with her not to. Evelyn then takes the doll, sacrifices herself, and throws the doll out of a window, dying with it in her arms. Six months later, the family is finally free and happy. However, the doll is seen in an antique shop, and a woman buys it, hinting that the cycle of terror might begin again.</text:p>
          </table:table-cell>
          <table:table-cell office:value-type="float" office:value="0" calcext:value-type="float">
            <text:p>0</text:p>
          </table:table-cell>
        </table:table-row>
        <table:table-row table:style-name="ro1">
          <table:table-cell office:value-type="string" calcext:value-type="string">
            <text:p>One night, intruders break into the couple’s home and attack them. During the assault, blood spills onto the doll’s eye, triggering its transformation into a malevolent force. The doll starts exhibiting eerie and unsettling behavior, driven by the soul of the woman who was sacrificed. Haunted by this vengeful spirit, the couple experiences relentless torment. The doll’s influence drives the woman to the basement, where it marks her with a sinister symbol on her arm. Evelyn, who had sacrificed herself and given her soul to protect Mia and her daughter, ultimately confronts the malevolent force to ensure that Mia could be reunited with her child.</text:p>
          </table:table-cell>
          <table:table-cell office:value-type="float" office:value="0" calcext:value-type="float">
            <text:p>0</text:p>
          </table:table-cell>
        </table:table-row>
        <table:table-row table:style-name="ro1">
          <table:table-cell office:value-type="string" calcext:value-type="string">
            <text:p>The story begins with a woman recounting how she came into possession of a mysterious doll and mentioning that she is expecting a baby. The family moves to a new house with many neighbors. One night, the doll mysteriously appears in a neighbor's home, causing chaos and harm. The wife notices the doll’s strange behavior and grows suspicious. One evening, the house catches fire while the wife is inside. The husband manages to rescue her, but, inexplicably, the wife insists on saving the doll as well. They relocate to a different house, and the baby is born. Later, the wife encounters what she believes is a demonic presence while in a parking lot, realizing she needs help. She seeks assistance and meets a knowledgeable Black woman and a priest from a local church. Together, they manage to control the doll temporarily, but the threat remains unresolved.</text:p>
          </table:table-cell>
          <table:table-cell office:value-type="float" office:value="0" calcext:value-type="float">
            <text:p>0</text:p>
          </table:table-cell>
        </table:table-row>
        <table:table-row table:style-name="ro1">
          <table:table-cell office:value-type="string" calcext:value-type="string">
            <text:p>A couple expecting a baby receives a doll as a gift, but soon after, unsettling events begin to occur. They have their child and decide to move to a new home, hoping for a fresh start. However, the strange occurrences continue, leaving Mia feeling increasingly insecure and frightened in their new house. Mia begins to experience terrifying threats from an evil entity, which she expresses through disturbing drawings. Despite her concerns, her husband dismisses her fears, attributing them to her anxiety. Determined to find the truth, Mia seeks help and is eventually assisted by Evelyn, who helps her confront the malevolent presence. In the end, the malevolent doll's disturbances cease at least for the time being bringing a temporary sense of relief to the family.</text:p>
          </table:table-cell>
          <table:table-cell office:value-type="float" office:value="0" calcext:value-type="float">
            <text:p>0</text:p>
          </table:table-cell>
        </table:table-row>
        <table:table-row table:style-name="ro1">
          <table:table-cell office:value-type="string" calcext:value-type="string">
            <text:p>The story begins with a group of friends discussing a creepy doll, transitioning to a scene where two couples are chatting. John and Mia, who are expecting a baby, receive a disturbing doll as a gift from John's childhood. One night, they hear strange noises coming from the neighboring house. John investigates and discovers that a pair of psychopaths are murdering the elderly couple living there. In a panic, Mia runs to the house to call the police, but the intruders break into John and Mia's home, attacking them. Mia is assaulted by one of the intruders, and as the police arrive to rescue her, she sees the attacker clutching the doll. After the traumatic event, life returns to normal or so they hope. While Mia is sewing and watching TV, a kitchen accident causes a popcorn explosion, setting the house on fire. Despite the chaos, Mia gives birth, and the family relocates to a new home, seeking a fresh start. However, unsettling occurrences soon begin again. Mia hears strange noises and finds the doll ominously positioned near the door. When she asks the doll who it is, it suddenly lunges at her, leaving her terrified. John dismisses her fears, believing it to be her imagination. One day, Mia finds herself locked in the basement, pursued by a sinister presence. A horrifying hand grabs her, and she narrowly escapes to safety. Later, Mia’s baby is trapped in a room, and when Mia breaks in, the doll floats menacingly, deepening her terror. Desperate for help, Mia contacts a neighbor who practices witchcraft. Meanwhile, a priest who had previously handled the doll suffers a car accident, warning John that the doll is evil. The doll begins to possess Mia’s baby, causing her to lash out in fear and anger, almost harming her child. The doll demands Mia’s soul, and she is on the verge of suicide when John and their witchy neighbor intervene. The neighbor sacrifices herself, believing that Mia must be reunited with her daughter in the afterlife. With the neighbor’s sacrifice, the doll’s reign of terror ends, and the family’s life returns to normal. However, the doll ends up in an antique shop, where an elderly woman buys it for her daughter, hinting that the cycle of horror might not be over.</text:p>
          </table:table-cell>
          <table:table-cell office:value-type="float" office:value="0" calcext:value-type="float">
            <text:p>0</text:p>
          </table:table-cell>
        </table:table-row>
        <table:table-row table:style-name="ro1">
          <table:table-cell office:value-type="string" calcext:value-type="string">
            <text:p>The story begins with Dewey, a guitarist who, while performing at a music club, falls off the stage into the crowd and is left unrecovered. The next day, his parents insist he needs to find a stable job. As a result, Dewey is fired from the club. Soon after, Dewey is contacted by a school to fill in as a substitute science teacher. On his first day, he gives the students an extended recess, neglecting any actual teaching. However, when he discovers that his students have impressive musical talents, he decides to focus on music instead. Dewey assigns each student a role and begins preparing them for a big competition. Just as the students start to gel and practice for the contest, the real teacher shows up and reveals Dewey’s deception. Dewey is fired, and the students are left without their mentor. Despite this setback, the students, determined to prove themselves, decide to go to the competition. The parents, initially worried, follow their children to the event. They are pleasantly surprised by the students’ performance. Although the band doesn’t win the competition, the joy and excitement of the show leave everyone impressed and proud.</text:p>
          </table:table-cell>
          <table:table-cell office:value-type="float" office:value="0" calcext:value-type="float">
            <text:p>0</text:p>
          </table:table-cell>
        </table:table-row>
        <table:table-row table:style-name="ro1">
          <table:table-cell office:value-type="string" calcext:value-type="string">
            <text:p>The story begins with Dewey performing at a concert, then shifts to him discussing something with someone. Facing financial difficulties, Dewey takes a job as a substitute teacher to make ends meet. In the classroom, Dewey initially struggles with teaching but soon gets inspired when another teacher introduces music lessons. This sparks an idea in Dewey: he decides to form a band with the students. Dewey teaches the kids how to play various musical notes and helps them prepare a song. However, the truth comes out that Dewey isn’t really Ned, the substitute teacher he’s been posing as. The revelation leads to attempts to arrest him, and Dewey apologizes for his deception. Despite the chaos, the students perform at the competition, playing a song written by one of them. They don’t win the competition, but the enthusiastic support of the parents, who chant “School of Rock,” leads Dewey and the students to play another song, ending the event on a high note.</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2:22:16.661807347</meta:creation-date>
    <dc:date>2024-08-06T14:30:07.771224930</dc:date>
    <meta:editing-duration>PT6H51M53S</meta:editing-duration>
    <meta:editing-cycles>4</meta:editing-cycles>
    <meta:generator>LibreOffice/7.3.7.2$Linux_X86_64 LibreOffice_project/30$Build-2</meta:generator>
    <meta:document-statistic meta:table-count="1" meta:cell-count="90" meta:object-count="0"/>
  </office:meta>
</office:document-meta>
</file>